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pring Cleaning</text:p>
      <text:p text:style-name="Standard"/>
      <text:p text:style-name="Standard">Harry the squirrel and all his squirrel friends are gearing up for spring cleaning. He wants to make it fun by seeing who takes the shortest time to clean their tree and who takes the longest time. Each of the squirrels will be numbered from 1 to N (1 &lt;= N &lt;= 145). The squirrels can take multiple sessions to clean their trees; the time between sessions does not count towards their total time. All the squirrels will have their start times and end times recorded to see who is the fastest squirrel at cleaning.</text:p>
      <text:p text:style-name="Standard"/>
      <text:p text:style-name="Standard">The Nlines (1 &lt;= Nlines &lt;= 1,458) entries will be recorded into a file. Each line will have a squirrel number C (1&lt;= C &lt;= N), a keyword (“START” or “STOP”), and the time as two space-separated integers HH and MM (0 &lt;= HH &lt;= 23; 0 &lt;= MM &lt;= 59). The squirrels will not clean past midnight (they want to have a good night’s sleep). Every squirrel’s START entry will have a corresponding STOP entry in the input file.</text:p>
      <text:p text:style-name="Standard"/>
      <text:p text:style-name="Standard">Calculate the total time each squirrel spends cleaning their tree. </text:p>
      <text:p text:style-name="Standard"/>
      <text:p text:style-name="Standard">INPUT FORMAT</text:p>
      <text:p text:style-name="Standard"/>
      <text:p text:style-name="Standard">Line 1: Two space-separated integers: N and Nlines</text:p>
      <text:p text:style-name="Standard">Lines 2...Nlines+1: Each line has 4 space-separated entities: C, keyword, HH, and MM</text:p>
      <text:p text:style-name="Standard"/>
      <text:p text:style-name="Standard">OUTPUT FORMAT</text:p>
      <text:p text:style-name="Standard"/>
      <text:p text:style-name="Standard">Lines 1...N: Line i contains two space-separated integers (HH and MM) that indicates squirrel i’s total cleaning time.</text:p>
      <text:p text:style-name="Standard"/>
      <text:p text:style-name="Standard">SAMPLE INPUT</text:p>
      <text:p text:style-name="Standard"/>
      <text:p text:style-name="Standard">2 6</text:p>
      <text:p text:style-name="Standard">1 START 8 0</text:p>
      <text:p text:style-name="Standard">2 START 8 45</text:p>
      <text:p text:style-name="Standard">1 STOP 11 45</text:p>
      <text:p text:style-name="Standard">2 STOP 12 32</text:p>
      <text:p text:style-name="Standard">1 START 13 0</text:p>
      <text:p text:style-name="Standard">1 STOP 14 0</text:p>
      <text:p text:style-name="Standard">A time record file for 2 squirrels with 6 entries.</text:p>
      <text:p text:style-name="Standard">Squirrel 1 cleans from 8:00 - 11:45 and 13:00 - 14:00 for a total of 4 hours and 45 mins.</text:p>
      <text:p text:style-name="Standard">Squirrel 2 cleans from 8:45 - 12:32 for a total of 3 hours and 47 mins. </text:p>
      <text:p text:style-name="Standard"/>
      <text:p text:style-name="Standard">SAMPLE OUTPUT</text:p>
      <text:p text:style-name="Standard"/>
      <text:p text:style-name="Standard">4 45</text:p>
      <text:p text:style-name="Standard">3 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30T03:31:14.234000000</meta:creation-date>
    <dc:date>2022-05-30T03:31:50.599000000</dc:date>
    <meta:editing-duration>PT36S</meta:editing-duration>
    <meta:editing-cycles>1</meta:editing-cycles>
    <meta:document-statistic meta:table-count="0" meta:image-count="0" meta:object-count="0" meta:page-count="1" meta:paragraph-count="23" meta:word-count="310" meta:character-count="1601" meta:non-whitespace-character-count="1312"/>
    <meta:generator>LibreOffice/5.4.6.2$Windows_X86_64 LibreOffice_project/4014ce260a04f1026ba855d3b8d91541c224eab8</meta:generator>
  </office:meta>
</office:document-meta>
</file>